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1d5dd4"/>
    </style:style>
    <style:style style:name="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48ad" officeooo:paragraph-rsid="000248a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3fb54" officeooo:paragraph-rsid="0020802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3a4a2" officeooo:paragraph-rsid="0000303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28cb" officeooo:paragraph-rsid="000030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e1a5" officeooo:paragraph-rsid="0015e1a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7c576" officeooo:paragraph-rsid="0017c57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6aa0" officeooo:paragraph-rsid="00003036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09ab2" officeooo:paragraph-rsid="00109ab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0248ad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003036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088135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0b6039"/>
    </style:style>
    <style:style style:name="P18" style:family="paragraph" style:parent-style-name="Standard" style:list-style-name="L4">
      <style:paragraph-properties fo:text-align="justify" style:justify-single-word="false"/>
      <style:text-properties officeooo:paragraph-rsid="0015e1a5"/>
    </style:style>
    <style:style style:name="P19" style:family="paragraph" style:parent-style-name="Standard" style:list-style-name="L4">
      <style:paragraph-properties fo:text-align="justify" style:justify-single-word="false"/>
      <style:text-properties officeooo:paragraph-rsid="0017c576"/>
    </style:style>
    <style:style style:name="P20" style:family="paragraph" style:parent-style-name="Standard" style:list-style-name="L4">
      <style:paragraph-properties fo:text-align="justify" style:justify-single-word="false"/>
      <style:text-properties officeooo:paragraph-rsid="00109ab2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rsid="00221dc0" officeooo:paragraph-rsid="00221dc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style style:name="T3" style:family="text">
      <style:text-properties style:font-name="Ubuntu" fo:font-size="10pt" fo:font-style="italic" officeooo:rsid="0022ddf5" style:font-size-asian="10pt" style:font-style-asian="italic" style:font-size-complex="1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fo:font-size="12pt" fo:font-weight="bold" officeooo:rsid="00208026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0248ad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03fb54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088135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994d1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0b6039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0d44d4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5e1a5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17c576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221dc0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normal" officeooo:rsid="000248ad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03fb54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33a4a2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04c27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06ad6b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088135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0994d1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4402e3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0b6039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0d44d4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0eba58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15e1a5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16931e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17c576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1a0f2c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style="italic" fo:font-weight="normal" officeooo:rsid="0033a4a2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erif" fo:font-size="12pt" fo:font-style="normal" fo:font-weight="bold" officeooo:rsid="00208026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109ab2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221dc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Liberation Serif" fo:font-size="12pt" fo:font-style="normal" fo:font-weight="normal" officeooo:rsid="00109ab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font-style="normal" fo:font-weight="normal" officeooo:rsid="0010d98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font-style="normal" fo:font-weight="normal" officeooo:rsid="000d44d4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officeooo:rsid="0022dd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70937602" text:style-name="L1">
        <text:list-item>
          <text:p text:style-name="P14"><text:span text:style-name="T7">e</text:span><text:span text:style-name="T8">jercicio 1</text:span><text:span text:style-name="T17">: Demostrar que dos bloques synchronized del mismo objeto (hacer los bloques con métodos) no pueden ser ejecutados por diferentes hilos al mismo tiempo, y a su vez un método no sincronizado del mismo objeto si puede ser ejecutado mientras se ejecuta un bloque sincronizado (del mismo objeto).</text:span></text:p>
        </text:list-item>
      </text:list>
      <text:p text:style-name="P5"/>
      <text:list xml:id="list1118877727" text:style-name="L2">
        <text:list-item>
          <text:p text:style-name="P15"><text:span text:style-name="T7">e</text:span><text:span text:style-name="T9">jercicio 2</text:span><text:span text:style-name="T18">: </text:span><text:span text:style-name="T19">Supongamos cuatro jugadores que tienen que arrojar un dado una sola vez, no importa el orden en el que arrojen el dado, pero solo uno a la vez puede arrojar el dado, resolver utilizando synchronized.</text:span></text:p>
        </text:list-item>
      </text:list>
      <text:p text:style-name="P5"/>
      <text:list xml:id="list224653548001612" text:continue-numbering="true" text:style-name="L2">
        <text:list-item>
          <text:p text:style-name="P16"><text:span text:style-name="T7">e</text:span><text:span text:style-name="T10">jercicio 3</text:span><text:span text:style-name="T22">: Utilizando synchronized arreglar el ejercicio del contador 5000 y 3000.</text:span></text:p>
        </text:list-item>
      </text:list>
      <text:p text:style-name="P6"/>
      <text:list xml:id="list224653965151581" text:continue-numbering="true" text:style-name="L2">
        <text:list-item>
          <text:p text:style-name="P15"><text:span text:style-name="T7">e</text:span><text:span text:style-name="T11">jercicio 4</text:span><text:span text:style-name="T23">: </text:span><text:span text:style-name="T24">Una persona “dormilona” se encuentra durmiendo hasta que otra persona “hiperactiva” la despierta luego de dejarla dormir durante 3 segundos.</text:span></text:p>
        </text:list-item>
      </text:list>
      <text:p text:style-name="P7"/>
      <text:list xml:id="list224654753979792" text:continue-numbering="true" text:style-name="L2">
        <text:list-item>
          <text:p text:style-name="P17"><text:span text:style-name="T7">e</text:span><text:span text:style-name="T12">jercicio 5</text:span><text:span text:style-name="T25">: </text:span><text:span text:style-name="T38">Dos pacientes se encuentran en la sala de espera hasta que el Doctor luego de tres segundos llama al siguiente, y uno de los dos pacientes al azar es atendido mientras el otro queda esperando indefinidamente.</text:span></text:p>
        </text:list-item>
      </text:list>
      <text:p text:style-name="P8"/>
      <text:list xml:id="list3273548265" text:style-name="L3">
        <text:list-item>
          <text:p text:style-name="P21"><text:span text:style-name="T6">ejercicio 6</text:span>: X cantidad de corredores esperan la señal de largada hasta que el banderillero emite dicha señal y los corredores comienzan una carrera desenfrenad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d5dd4"/>
    </style:style>
    <style:style style:name="M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M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M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style style:name="MT3" style:family="text">
      <style:text-properties style:font-name="Ubuntu" fo:font-size="10pt" fo:font-style="italic" officeooo:rsid="0022ddf5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rogramación concurrente – </text:span><text:span text:style-name="MT1">capitulo </text:span><text:span text:style-name="MT3">5</text:span><text:span text:style-name="MT2"> - práctica</text:span></text:p>
      </style:header>
      <style:footer>
        <text:p text:style-name="MP2"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9T16:15:02.275702981</meta:creation-date>
    <dc:date>2022-03-15T22:46:52.640907798</dc:date>
    <meta:editing-duration>PT2H7M12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99" meta:character-count="1202" meta:non-whitespace-character-count="1016"/>
  </office:meta>
</office:document-meta>
</file>